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0cm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1.815cm" svg:height="1.723cm" svg:x="5.776cm" svg:y="3.2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815cm" svg:height="1.723cm" svg:x="5.775cm" svg:y="7.07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1.815cm" svg:height="1.723cm" svg:x="8.676cm" svg:y="7.1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1.815cm" svg:height="1.723cm" svg:x="23.776cm" svg:y="3.22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815cm" svg:height="1.723cm" svg:x="8.676cm" svg:y="10.92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1.815cm" svg:height="1.723cm" svg:x="23.776cm" svg:y="7.02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9.584cm" svg:y1="10.923cm" svg:x2="9.584cm" svg:y2="8.846cm" draw:start-shape="id1" draw:start-glue-point="4" draw:end-shape="id2" draw:end-glue-point="8" svg:d="M9584 10923v-2077" svg:viewBox="0 0 1 2078">
          <text:p text:style-name="P1">1 <text:s text:c="2"/></text:p>
        </draw:connector>
        <draw:connector draw:style-name="gr4" draw:text-style-name="P1" draw:layer="layout" draw:type="line" svg:x1="24.684cm" svg:y1="7.023cm" svg:x2="24.684cm" svg:y2="4.946cm" draw:start-shape="id3" draw:start-glue-point="4" draw:end-shape="id4" draw:end-glue-point="8" svg:d="M24684 7023v-2077" svg:viewBox="0 0 1 2078">
          <text:p text:style-name="P1">1 <text:s text:c="2"/></text:p>
        </draw:connector>
        <draw:connector draw:style-name="gr4" draw:text-style-name="P1" draw:layer="layout" draw:type="line" svg:x1="6.683cm" svg:y1="7.071cm" svg:x2="6.684cm" svg:y2="4.946cm" draw:start-shape="id5" draw:start-glue-point="4" draw:end-shape="id6" draw:end-glue-point="8" svg:d="M6683 7071l1-2125" svg:viewBox="0 0 2 2126">
          <text:p text:style-name="P1"><text:s/>1 <text:s text:c="3"/></text:p>
        </draw:connector>
        <draw:connector draw:style-name="gr4" draw:text-style-name="P1" draw:layer="layout" draw:type="line" svg:x1="9.584cm" svg:y1="7.123cm" svg:x2="7.326cm" svg:y2="4.694cm" draw:start-shape="id2" draw:start-glue-point="4" draw:end-shape="id6" draw:end-glue-point="9" svg:d="M9584 7123l-2258-2429" svg:viewBox="0 0 2259 2430">
          <text:p text:style-name="P1"><text:s text:c="19"/>2 – 1 = 1</text:p>
        </draw:connector>
        <draw:custom-shape draw:style-name="gr3" draw:text-style-name="P2" xml:id="id7" draw:id="id7" draw:layer="layout" svg:width="1.815cm" svg:height="1.723cm" svg:x="11.507cm" svg:y="14.96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8" draw:id="id8" draw:layer="layout" svg:width="1.815cm" svg:height="1.723cm" svg:x="15.507cm" svg:y="14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22cm" svg:y1="15.83cm" svg:x2="15.507cm" svg:y2="15.83cm" draw:start-shape="id7" draw:start-glue-point="10" draw:end-shape="id8" draw:end-glue-point="6" svg:d="M13322 15830h2185" svg:viewBox="0 0 2186 1">
          <text:p text:style-name="P1">1</text:p>
          <text:p text:style-name="P1"/>
        </draw:connector>
        <draw:frame draw:style-name="gr5" draw:text-style-name="P3" draw:layer="layout" svg:width="1.268cm" svg:height="1.71cm" svg:x="9.238cm" svg:y="15.199cm">
          <draw:text-box>
            <text:p><text:span text:style-name="T2">2.</text:span></text:p>
          </draw:text-box>
        </draw:frame>
        <draw:connector draw:style-name="gr6" draw:text-style-name="P1" draw:layer="layout" draw:type="curve" svg:x1="8.676cm" svg:y1="11.785cm" svg:x2="6.683cm" svg:y2="8.794cm" draw:start-shape="id1" draw:start-glue-point="6" draw:end-shape="id5" draw:end-glue-point="8" svg:d="M8676 11785c-1329 0-1993-997-1993-2991" svg:viewBox="0 0 1994 2992">
          <text:p text:style-name="P1">1 <text:s text:c="3"/></text:p>
        </draw:connector>
        <draw:connector draw:style-name="gr4" draw:text-style-name="P1" draw:layer="layout" draw:type="curve" draw:line-skew="2.059cm" svg:x1="10.491cm" svg:y1="11.785cm" svg:x2="7.591cm" svg:y2="4.085cm" draw:start-shape="id1" draw:start-glue-point="10" draw:end-shape="id6" draw:end-glue-point="10" svg:d="M10491 11785c3840 0 5290-7700-2900-7700" svg:viewBox="0 0 5979 7701">
          <text:p text:style-name="P1"><text:s text:c="39"/>2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13:46:44.445586614</meta:creation-date>
    <dc:date>2016-09-01T15:24:47.591365470</dc:date>
    <dc:creator>elucterio </dc:creator>
    <meta:editing-duration>PT3H16M58S</meta:editing-duration>
    <meta:editing-cycles>16</meta:editing-cycles>
    <meta:generator>LibreOffice/4.2.8.2$Linux_X86_64 LibreOffice_project/420m0$Build-2</meta:generator>
    <meta:document-statistic meta:object-count="16"/>
  </office:meta>
</office:document-meta>
</file>